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641cm" fo:min-width="0.395cm" fo:padding-top="0.143cm" fo:padding-bottom="0.143cm" fo:padding-left="0.266cm" fo:padding-right="0.266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643cm" fo:min-width="0.395cm" fo:padding-top="0.143cm" fo:padding-bottom="0.143cm" fo:padding-left="0.266cm" fo:padding-right="0.266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1.053cm" fo:min-width="0.928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1.06cm" fo:min-width="0.515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1.061cm" fo:min-width="0.515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643cm" fo:min-width="0.396cm" fo:padding-top="0.143cm" fo:padding-bottom="0.143cm" fo:padding-left="0.266cm" fo:padding-right="0.266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ff0000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1.06cm" fo:min-width="0.516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000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-30% 100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draw:line-skew="2.053cm 0.759cm" svg:x1="7.446cm" svg:y1="4.56cm" svg:x2="11.99cm" svg:y2="7.456cm" draw:start-shape="id1" draw:start-glue-point="10" draw:end-shape="id2" draw:end-glue-point="5" svg:d="M7446 4560h2571l1973 2944v-48" svg:viewBox="0 0 4545 2945">
          <text:p/>
        </draw:connector>
        <draw:custom-shape draw:style-name="gr2" draw:text-style-name="P1" xml:id="id1" draw:id="id1" draw:layer="layout" svg:width="1.311cm" svg:height="1.311cm" svg:x="6.135cm" svg:y="3.904cm">
          <text:p text:style-name="P2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s" draw:line-skew="2.673cm 0.718cm" svg:x1="1.764cm" svg:y1="6.641cm" svg:x2="6.327cm" svg:y2="5.023cm" draw:start-shape="id3" draw:start-glue-point="1" draw:end-shape="id1" draw:end-glue-point="7" svg:d="M1764 6641h3173l1397-1618h-7" svg:viewBox="0 0 4571 1619">
          <text:p/>
        </draw:connector>
        <draw:connector draw:style-name="gr1" draw:text-style-name="P1" draw:layer="layout" draw:type="lines" svg:x1="13.109cm" svg:y1="7.921cm" svg:x2="16.416cm" svg:y2="7.921cm" draw:start-shape="id2" draw:start-glue-point="10" draw:end-shape="id4" draw:end-glue-point="6" svg:d="M13109 7921h518 2271 518" svg:viewBox="0 0 3308 1">
          <text:p/>
        </draw:connector>
        <draw:custom-shape draw:style-name="gr3" draw:text-style-name="P3" xml:id="id2" draw:id="id2" draw:layer="layout" svg:width="1.311cm" svg:height="1.313cm" svg:x="11.798cm" svg:y="7.264cm">
          <text:p text:style-name="P2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5" draw:id="id5" draw:layer="layout" svg:width="1.428cm" svg:height="1.303cm" svg:x="0.337cm" svg:y="1.838cm">
          <draw:text-box>
            <text:p text:style-name="P4"><text:span text:style-name="T3">W</text:span></text:p>
          </draw:text-box>
        </draw:frame>
        <draw:frame draw:style-name="gr5" draw:text-style-name="P5" xml:id="id3" draw:id="id3" draw:layer="layout" svg:width="1.015cm" svg:height="1.31cm" svg:x="0.749cm" svg:y="5.986cm">
          <draw:text-box>
            <text:p text:style-name="P4"><text:span text:style-name="T3">x</text:span></text:p>
          </draw:text-box>
        </draw:frame>
        <draw:connector draw:style-name="gr1" draw:text-style-name="P1" draw:layer="layout" draw:type="lines" draw:line-skew="2.799cm 0.69cm" svg:x1="1.765cm" svg:y1="2.489cm" svg:x2="6.327cm" svg:y2="4.096cm" draw:start-shape="id5" draw:start-glue-point="1" draw:end-shape="id1" draw:end-glue-point="5" svg:d="M1765 2489h3299l1263 1586v21" svg:viewBox="0 0 4563 1608">
          <text:p/>
        </draw:connector>
        <draw:frame draw:style-name="gr6" draw:text-style-name="P5" draw:layer="layout" svg:width="1.015cm" svg:height="1.311cm" svg:x="7.558cm" svg:y="3.253cm">
          <draw:text-box>
            <text:p text:style-name="P4"><text:span text:style-name="T3">z</text:span></text:p>
          </draw:text-box>
        </draw:frame>
        <draw:connector draw:style-name="gr1" draw:text-style-name="P1" draw:layer="layout" draw:type="lines" svg:x1="17.726cm" svg:y1="7.921cm" svg:x2="20.573cm" svg:y2="7.92cm" draw:start-shape="id4" draw:start-glue-point="10" svg:d="M17726 7921h519l2328-1" svg:viewBox="0 0 2848 2">
          <text:p/>
        </draw:connector>
        <draw:custom-shape draw:style-name="gr7" draw:text-style-name="P3" xml:id="id4" draw:id="id4" draw:layer="layout" svg:width="1.31cm" svg:height="1.313cm" svg:x="16.416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display§\begin{bmatrix}
1 &amp; \phantom{-}2 \\
3 &amp; -4
\end{bmatrix}§svg§600§FALSE§</svg:desc>
          <draw:polygon draw:style-name="gr8" draw:text-style-name="P6" draw:layer="layout" svg:width="2.27cm" svg:height="1.499cm" svg:x="1.78cm" svg:y="0.715cm" svg:viewBox="0 0 2271 1500" draw:points="1135,1500 0,1500 0,0 2271,0 2271,1500">
            <text:p/>
          </draw:polygon>
          <draw:polygon draw:style-name="gr9" draw:text-style-name="P7" draw:layer="layout" svg:width="0.173cm" svg:height="1.564cm" svg:x="1.91cm" svg:y="0.683cm" svg:viewBox="0 0 174 1565" draw:points="0,1565 174,1565 174,1529 36,1529 36,36 174,36 174,0 0,0">
            <text:p/>
          </draw:polygon>
          <draw:path draw:style-name="gr9" draw:text-style-name="P7" draw:layer="layout" svg:width="0.216cm" svg:height="0.435cm" svg:x="2.149cm" svg:y="0.795cm" svg:viewBox="0 0 217 436" svg:d="M134 16c0-15 0-16-13-16-42 42-100 42-121 42v21c14 0 52 0 86-19v340c0 24-1 31-60 31h-21v21c22-2 80-2 105-2 27 0 82 0 107 2v-21h-21c-59 0-62-7-62-31z">
            <text:p/>
          </draw:path>
          <draw:path draw:style-name="gr9" draw:text-style-name="P7" draw:layer="layout" svg:width="0.26cm" svg:height="0.435cm" svg:x="3.609cm" svg:y="0.795cm" svg:viewBox="0 0 261 436" svg:d="M51 386l70-68c102-91 140-126 140-190 0-76-58-128-138-128-74 0-123 60-123 118 0 36 32 36 34 36 12 0 34-7 34-33 0-17-11-35-34-35-6 0-6 0-8 1 15-43 49-66 89-66 59 0 87 52 87 107 0 52-33 104-69 143l-126 139c-7 9-7 10-7 26h243l18-114h-16c-3 19-7 49-13 58-7 6-50 6-63 6z">
            <text:p/>
          </draw:path>
          <draw:path draw:style-name="gr9" draw:text-style-name="P7" draw:layer="layout" svg:width="0.27cm" svg:height="0.449cm" svg:x="2.118cm" svg:y="1.58cm" svg:viewBox="0 0 271 450" svg:d="M163 205c54-16 91-62 91-115s-57-90-121-90c-65 0-116 38-116 89 0 21 15 34 34 34 20 0 34-15 34-34 0-32-32-32-41-32 20-31 63-41 87-41 27 0 64 15 64 73 0 8-3 45-20 76-20 31-42 32-58 33-5 0-21 3-25 3-6 0-11 1-11 7 0 8 5 8 16 8h29c54 0 79 44 79 107 0 90-46 108-74 108-29 0-78-11-101-50 23 5 43-10 43-35 0-24-16-38-36-38-16 0-37 11-37 39 0 60 60 103 132 103 80 0 139-59 139-127 0-53-41-104-108-118z">
            <text:p/>
          </draw:path>
          <draw:path draw:style-name="gr9" draw:text-style-name="P7" draw:layer="layout" svg:width="0.398cm" svg:height="0.027cm" svg:x="3.122cm" svg:y="1.84cm" svg:viewBox="0 0 399 28" svg:d="M377 28c10 0 22 0 22-14s-12-14-22-14h-355c-10 0-22 0-22 14s12 14 22 14z">
            <text:p/>
          </draw:path>
          <draw:path draw:style-name="gr9" draw:text-style-name="P7" draw:layer="layout" svg:width="0.29cm" svg:height="0.441cm" svg:x="3.594cm" svg:y="1.572cm" svg:viewBox="0 0 291 442" svg:d="M174 335v57c0 23 0 31-50 31h-13v19c27-1 61-1 87-1 29 0 63 0 90 1v-19h-13c-50 0-51-8-51-31v-57h67v-21h-67v-298c0-11 0-16-11-16-5 0-7 0-11 7l-202 307v21zM179 314h-162l162-243z">
            <text:p/>
          </draw:path>
          <draw:polygon draw:style-name="gr9" draw:text-style-name="P7" draw:layer="layout" svg:width="0.173cm" svg:height="1.564cm" svg:x="3.911cm" svg:y="0.683cm" svg:viewBox="0 0 174 1565" draw:points="137,1529 0,1529 0,1565 174,1565 174,0 0,0 0,36 137,36">
            <text:p/>
          </draw:polygon>
        </draw:g>
        <draw:g>
          <svg:title>TexMaths</svg:title>
          <svg:desc>16§display§\begin{bmatrix}
1 \\ 2
\end{bmatrix}§svg§600§FALSE§</svg:desc>
          <draw:polygon draw:style-name="gr8" draw:text-style-name="P6" draw:layer="layout" svg:width="0.785cm" svg:height="1.499cm" svg:x="1.896cm" svg:y="4.969cm" svg:viewBox="0 0 786 1500" draw:points="393,1500 0,1500 0,0 786,0 786,1500">
            <text:p/>
          </draw:polygon>
          <draw:polygon draw:style-name="gr9" draw:text-style-name="P7" draw:layer="layout" svg:width="0.173cm" svg:height="1.564cm" svg:x="2.027cm" svg:y="4.938cm" svg:viewBox="0 0 174 1565" draw:points="0,1565 174,1565 174,1529 36,1529 36,36 174,36 174,0 0,0">
            <text:p/>
          </draw:polygon>
          <draw:path draw:style-name="gr9" draw:text-style-name="P7" draw:layer="layout" svg:width="0.216cm" svg:height="0.435cm" svg:x="2.265cm" svg:y="5.049cm" svg:viewBox="0 0 217 436" svg:d="M134 16c0-15 0-16-13-16-42 42-100 42-121 42v21c14 0 52 0 86-19v340c0 24-1 31-60 31h-21v21c22-2 80-2 105-2 27 0 82 0 107 2v-21h-21c-59 0-62-7-62-31z">
            <text:p/>
          </draw:path>
          <draw:path draw:style-name="gr9" draw:text-style-name="P7" draw:layer="layout" svg:width="0.26cm" svg:height="0.435cm" svg:x="2.241cm" svg:y="5.831cm" svg:viewBox="0 0 261 436" svg:d="M50 386l71-68c102-91 140-126 140-190 0-76-58-128-138-128-74 0-123 60-123 118 0 36 32 36 34 36 12 0 34-7 34-33 0-17-11-35-34-35-6 0-6 0-8 1 15-43 49-66 88-66 60 0 88 52 88 107 0 52-33 104-69 143l-126 139c-7 9-7 10-7 26h243l18-114h-16c-4 19-7 49-14 58-6 6-49 6-62 6z">
            <text:p/>
          </draw:path>
          <draw:polygon draw:style-name="gr9" draw:text-style-name="P7" draw:layer="layout" svg:width="0.173cm" svg:height="1.564cm" svg:x="2.542cm" svg:y="4.938cm" svg:viewBox="0 0 174 1565" draw:points="137,1529 0,1529 0,1565 174,1565 174,0 0,0 0,36 137,36">
            <text:p/>
          </draw:polygon>
        </draw:g>
        <draw:connector draw:style-name="gr1" draw:text-style-name="P1" draw:layer="layout" draw:type="lines" draw:line-skew="2.052cm 0.77cm" svg:x1="6.812cm" svg:y1="11.087cm" svg:x2="11.99cm" svg:y2="8.385cm" draw:start-shape="id6" draw:start-glue-point="10" draw:end-shape="id2" draw:end-glue-point="7" svg:d="M6812 11087h2570l2667-2702h-59" svg:viewBox="0 0 5238 2703">
          <text:p/>
        </draw:connector>
        <draw:frame draw:style-name="gr5" draw:text-style-name="P5" xml:id="id7" draw:id="id7" draw:layer="layout" svg:width="1.015cm" svg:height="1.31cm" svg:x="0.749cm" svg:y="10.458cm">
          <draw:text-box>
            <text:p text:style-name="P4"><text:span text:style-name="T4">t</text:span></text:p>
          </draw:text-box>
        </draw:frame>
        <draw:g>
          <svg:title>TexMaths</svg:title>
          <svg:desc>16§display§\begin{bmatrix}
-1 \\ \phantom{-}0
\end{bmatrix}§svg§600§FALSE§</svg:desc>
          <draw:polygon draw:style-name="gr8" draw:text-style-name="P6" draw:layer="layout" svg:width="1.293cm" svg:height="1.499cm" svg:x="1.896cm" svg:y="9.446cm" svg:viewBox="0 0 1294 1500" draw:points="647,1500 0,1500 0,0 1294,0 1294,1500">
            <text:p/>
          </draw:polygon>
          <draw:polygon draw:style-name="gr9" draw:text-style-name="P7" draw:layer="layout" svg:width="0.173cm" svg:height="1.564cm" svg:x="2.027cm" svg:y="9.411cm" svg:viewBox="0 0 174 1565" draw:points="0,1565 174,1565 174,1529 36,1529 36,36 174,36 174,0 0,0">
            <text:p/>
          </draw:polygon>
          <draw:path draw:style-name="gr9" draw:text-style-name="P7" draw:layer="layout" svg:width="0.398cm" svg:height="0.027cm" svg:x="2.262cm" svg:y="9.783cm" svg:viewBox="0 0 399 28" svg:d="M377 28c10 0 22 0 22-14s-12-14-22-14h-355c-10 0-22 0-22 14s12 14 22 14z">
            <text:p/>
          </draw:path>
          <draw:path draw:style-name="gr9" draw:text-style-name="P7" draw:layer="layout" svg:width="0.216cm" svg:height="0.435cm" svg:x="2.773cm" svg:y="9.523cm" svg:viewBox="0 0 217 436" svg:d="M134 16c0-15 0-16-13-16-42 42-100 42-121 42v21c14 0 52 0 86-19v340c0 24-1 31-60 31h-21v21c22-2 80-2 105-2 27 0 82 0 107 2v-21h-21c-59 0-62-7-62-31z">
            <text:p/>
          </draw:path>
          <draw:path draw:style-name="gr9" draw:text-style-name="P7" draw:layer="layout" svg:width="0.275cm" svg:height="0.449cm" svg:x="2.742cm" svg:y="10.311cm" svg:viewBox="0 0 276 450" svg:d="M276 227c0-53-4-105-27-154-30-63-83-73-111-73-38 0-87 16-115 78-20 45-23 96-23 149 0 49 3 107 30 157 28 52 76 66 108 66 36 0 85-14 115-77 19-44 23-96 23-146zM138 436c-26 0-65-16-75-80-9-38-9-100-9-138 0-42 0-85 5-121 14-76 63-82 79-82 21 0 64 12 78 75 5 38 5 86 5 128 0 49 0 94-8 136-8 61-45 82-75 82z">
            <text:p/>
          </draw:path>
          <draw:polygon draw:style-name="gr9" draw:text-style-name="P7" draw:layer="layout" svg:width="0.173cm" svg:height="1.564cm" svg:x="3.049cm" svg:y="9.411cm" svg:viewBox="0 0 174 1565" draw:points="137,1529 0,1529 0,1565 174,1565 174,0 0,0 0,36 137,36">
            <text:p/>
          </draw:polygon>
        </draw:g>
        <draw:g>
          <svg:title>TexMaths</svg:title>
          <svg:desc>20§display§\color{red}{1}§svg§600§FALSE§</svg:desc>
          <draw:polygon draw:style-name="gr10" draw:text-style-name="P8" draw:layer="layout" svg:width="0.224cm" svg:height="0.397cm" svg:x="19.597cm" svg:y="8.322cm" svg:viewBox="0 0 225 398" draw:points="112,398 0,398 0,0 225,0 225,398">
            <text:p/>
          </draw:polygon>
          <draw:path draw:style-name="gr11" draw:text-style-name="P9" draw:layer="layout" svg:width="0.232cm" svg:height="0.469cm" svg:x="19.624cm" svg:y="8.287cm" svg:viewBox="0 0 233 470" svg:d="M145 18c0-16 0-18-16-18-44 45-107 45-129 45v22c14 0 56 0 93-19v366c0 26-2 34-66 34h-22v22c24-3 86-3 113-3 29 0 89 0 115 3v-22h-22c-64 0-66-8-66-34z">
            <text:p/>
          </draw:path>
        </draw:g>
        <draw:connector draw:style-name="gr1" draw:text-style-name="P1" draw:layer="layout" draw:type="lines" svg:x1="1.764cm" svg:y1="11.113cm" svg:x2="5.501cm" svg:y2="11.087cm" draw:start-shape="id7" draw:start-glue-point="1" draw:end-shape="id6" draw:end-glue-point="6" svg:d="M1764 11113h500l2718-26h519" svg:viewBox="0 0 3738 27">
          <text:p/>
        </draw:connector>
        <draw:custom-shape draw:style-name="gr2" draw:text-style-name="P3" xml:id="id6" draw:id="id6" draw:layer="layout" svg:width="1.311cm" svg:height="1.311cm" svg:x="5.501cm" svg:y="10.431cm">
          <text:p text:style-name="P2"><text:span text:style-name="T5">*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.016cm" svg:height="1.31cm" svg:x="6.993cm" svg:y="9.901cm">
          <draw:text-box>
            <text:p text:style-name="P4"><text:span text:style-name="T3">u</text:span></text:p>
          </draw:text-box>
        </draw:frame>
        <draw:frame draw:style-name="gr5" draw:text-style-name="P5" draw:layer="layout" svg:width="1.015cm" svg:height="1.31cm" svg:x="13.049cm" svg:y="6.688cm">
          <draw:text-box>
            <text:p text:style-name="P4"><text:span text:style-name="T3">e</text:span></text:p>
          </draw:text-box>
        </draw:frame>
        <draw:frame draw:style-name="gr12" draw:text-style-name="P5" draw:layer="layout" svg:width="1.016cm" svg:height="1.31cm" svg:x="17.742cm" svg:y="6.688cm">
          <draw:text-box>
            <text:p text:style-name="P4"><text:span text:style-name="T3">y</text:span></text:p>
          </draw:text-box>
        </draw:frame>
        <draw:g>
          <svg:title>TexMaths</svg:title>
          <svg:desc>14§display§\|\!\cdot\!\|_2^2§svg§600§FALSE§</svg:desc>
          <draw:polygon draw:style-name="gr8" draw:text-style-name="P6" draw:layer="layout" svg:width="0.936cm" svg:height="0.587cm" svg:x="16.586cm" svg:y="7.627cm" svg:viewBox="0 0 937 588" draw:points="468,588 0,588 0,0 937,0 937,588">
            <text:p/>
          </draw:polygon>
          <draw:path draw:style-name="gr9" draw:text-style-name="P7" draw:layer="layout" svg:width="0.133cm" svg:height="0.571cm" svg:x="16.632cm" svg:y="7.671cm" svg:viewBox="0 0 134 572" svg:d="M23 20c0-10 0-20-11-20-12 0-12 13-12 21v530c0 9 0 21 12 21 11 0 11-11 11-20zM134 21c0-9 0-21-11-21s-12 10-12 20v532c0 9 0 20 12 20 11 0 11-12 11-21z">
            <text:p/>
          </draw:path>
          <draw:path draw:style-name="gr9" draw:text-style-name="P7" draw:layer="layout" svg:width="0.062cm" svg:height="0.062cm" svg:x="16.923cm" svg:y="7.925cm" svg:viewBox="0 0 63 63" svg:d="M63 31c0-17-15-31-32-31s-31 14-31 31 14 32 31 32 32-15 32-32z">
            <text:p/>
          </draw:path>
          <draw:path draw:style-name="gr9" draw:text-style-name="P7" draw:layer="layout" svg:width="0.133cm" svg:height="0.571cm" svg:x="17.14cm" svg:y="7.671cm" svg:viewBox="0 0 134 572" svg:d="M23 20c0-10 0-20-11-20-12 0-12 13-12 21v530c0 9 0 21 12 21 11 0 11-11 11-20zM134 21c0-9 0-21-11-21-12 0-12 10-12 20v532c0 9 0 20 12 20 11 0 11-12 11-21z">
            <text:p/>
          </draw:path>
          <draw:path draw:style-name="gr9" draw:text-style-name="P7" draw:layer="layout" svg:width="0.176cm" svg:height="0.266cm" svg:x="17.376cm" svg:y="7.598cm" svg:viewBox="0 0 177 267" svg:d="M177 194h-14c-1 9-4 32-10 36-2 3-34 3-38 3h-74c41-38 55-49 80-68 30-24 56-48 56-87 0-48-43-78-94-78-49 0-83 35-83 72 0 21 17 23 21 23 10 0 22-8 22-22 0-7-2-21-23-21 11-29 38-38 58-38 40 0 61 31 61 64 0 36-24 62-38 79l-98 93c-3 5-3 6-3 17h166z">
            <text:p/>
          </draw:path>
          <draw:path draw:style-name="gr9" draw:text-style-name="P7" draw:layer="layout" svg:width="0.176cm" svg:height="0.266cm" svg:x="17.376cm" svg:y="7.974cm" svg:viewBox="0 0 177 267" svg:d="M177 194h-14c-1 9-4 32-10 36-2 3-34 3-38 3h-74c41-38 55-49 80-68 30-24 56-48 56-87 0-48-43-78-94-78-49 0-83 35-83 72 0 21 17 23 21 23 10 0 22-8 22-22 0-7-2-21-23-21 11-29 38-38 58-38 40 0 61 31 61 64 0 36-24 62-38 79l-98 93c-3 5-3 6-3 17h166z">
            <text:p/>
          </draw:path>
        </draw:g>
        <draw:g>
          <svg:title>TexMaths</svg:title>
          <svg:desc>16§display§\begin{bmatrix}
\phantom{-}5\\
-5
\end{bmatrix}§svg§600§FALSE§</svg:desc>
          <draw:polygon draw:style-name="gr10" draw:text-style-name="P8" draw:layer="layout" svg:width="1.115cm" svg:height="1.293cm" svg:x="8.366cm" svg:y="2.906cm" svg:viewBox="0 0 1116 1294" draw:points="558,1294 0,1294 0,0 1116,0 1116,1294">
            <text:p/>
          </draw:polygon>
          <draw:polygon draw:style-name="gr13" draw:text-style-name="P10" draw:layer="layout" svg:width="0.149cm" svg:height="1.349cm" svg:x="8.479cm" svg:y="2.878cm" svg:viewBox="0 0 150 1350" draw:points="0,1350 150,1350 150,1319 31,1319 31,31 150,31 150,0 0,0">
            <text:p/>
          </draw:polygon>
          <draw:path draw:style-name="gr13" draw:text-style-name="P10" draw:layer="layout" svg:width="0.224cm" svg:height="0.387cm" svg:x="9.101cm" svg:y="2.975cm" svg:viewBox="0 0 225 388" svg:d="M225 262c0-66-46-124-107-124-27 0-51 9-72 30v-110c12 3 31 7 49 7 69 0 108-51 108-59 0-3-1-6-5-6-1 0-2 0-5 1-11 5-38 17-77 17-23 0-48-4-75-15-4-3-5-3-6-3-6 0-6 5-6 14v166c0 11 0 16 8 16 4 0 5-1 7-5 6-9 28-40 72-40 30 0 44 26 49 36 9 22 10 43 10 71 0 20 0 54-14 77-13 22-34 37-60 37-41 0-73-29-83-62 1 0 4 0 10 0 18 0 28-14 28-27 0-14-10-28-28-28-9 0-28 3-28 30 0 48 38 103 102 103 66 0 123-54 123-126z">
            <text:p/>
          </draw:path>
          <draw:path draw:style-name="gr13" draw:text-style-name="P10" draw:layer="layout" svg:width="0.343cm" svg:height="0.023cm" svg:x="8.681cm" svg:y="3.874cm" svg:viewBox="0 0 344 24" svg:d="M325 24c9 0 19 0 19-12s-10-12-19-12h-306c-9 0-19 0-19 12s10 12 19 12z">
            <text:p/>
          </draw:path>
          <draw:path draw:style-name="gr13" draw:text-style-name="P10" draw:layer="layout" svg:width="0.224cm" svg:height="0.387cm" svg:x="9.101cm" svg:y="3.651cm" svg:viewBox="0 0 225 388" svg:d="M225 262c0-66-46-124-107-124-27 0-51 9-72 30v-110c12 3 31 7 49 7 69 0 108-51 108-59 0-3-1-6-5-6-1 0-2 0-5 1-11 5-38 17-77 17-23 0-48-4-75-15-4-3-5-3-6-3-6 0-6 5-6 14v166c0 11 0 16 8 16 4 0 5-1 7-5 6-9 28-40 72-40 30 0 44 26 49 36 9 22 10 43 10 71 0 20 0 54-14 77-13 22-34 37-60 37-41 0-73-29-83-62 1 0 4 0 10 0 18 0 28-14 28-27 0-14-10-28-28-28-9 0-28 3-28 30 0 49 38 103 102 103 66 0 123-54 123-126z">
            <text:p/>
          </draw:path>
          <draw:polygon draw:style-name="gr13" draw:text-style-name="P10" draw:layer="layout" svg:width="0.149cm" svg:height="1.349cm" svg:x="9.36cm" svg:y="2.878cm" svg:viewBox="0 0 150 1350" draw:points="118,1319 0,1319 0,1350 150,1350 150,0 0,0 0,31 118,31">
            <text:p/>
          </draw:polygon>
        </draw:g>
        <draw:g>
          <svg:title>TexMaths</svg:title>
          <svg:desc>16§display§\begin{bmatrix}
1 \\ 0
\end{bmatrix}§svg§600§FALSE§</svg:desc>
          <draw:polygon draw:style-name="gr10" draw:text-style-name="P8" draw:layer="layout" svg:width="0.677cm" svg:height="1.293cm" svg:x="7.902cm" svg:y="9.64cm" svg:viewBox="0 0 678 1294" draw:points="339,1294 0,1294 0,0 678,0 678,1294">
            <text:p/>
          </draw:polygon>
          <draw:polygon draw:style-name="gr13" draw:text-style-name="P10" draw:layer="layout" svg:width="0.149cm" svg:height="1.349cm" svg:x="8.015cm" svg:y="9.612cm" svg:viewBox="0 0 150 1350" draw:points="0,1350 150,1350 150,1319 31,1319 31,31 150,31 150,0 0,0">
            <text:p/>
          </draw:polygon>
          <draw:path draw:style-name="gr13" draw:text-style-name="P10" draw:layer="layout" svg:width="0.186cm" svg:height="0.375cm" svg:x="8.22cm" svg:y="9.709cm" svg:viewBox="0 0 187 376" svg:d="M116 14c0-13 0-14-12-14-36 36-86 36-104 36v18c12 0 45 0 74-16v293c0 21-1 27-52 27h-18v18c19-2 69-2 91-2 23 0 71 0 92 2v-18h-18c-51 0-53-6-53-27z">
            <text:p/>
          </draw:path>
          <draw:path draw:style-name="gr13" draw:text-style-name="P10" draw:layer="layout" svg:width="0.237cm" svg:height="0.387cm" svg:x="8.192cm" svg:y="10.385cm" svg:viewBox="0 0 238 388" svg:d="M238 196c0-46-3-91-23-133-26-54-72-63-96-63-33 0-76 14-99 67-17 39-20 83-20 129 0 42 3 92 26 135 24 45 65 57 93 57 31 0 73-12 98-66 18-38 21-83 21-126zM119 376c-22 0-56-14-65-69-7-33-7-86-7-119 0-36 0-73 4-104 12-66 54-71 68-71 18 0 55 10 66 65 5 32 5 74 5 110 0 42 0 81-6 117-8 53-40 71-65 71z">
            <text:p/>
          </draw:path>
          <draw:polygon draw:style-name="gr13" draw:text-style-name="P10" draw:layer="layout" svg:width="0.149cm" svg:height="1.349cm" svg:x="8.459cm" svg:y="9.612cm" svg:viewBox="0 0 150 1350" draw:points="118,1319 0,1319 0,1350 150,1350 150,0 0,0 0,31 118,31">
            <text:p/>
          </draw:polygon>
        </draw:g>
        <draw:g>
          <svg:title>TexMaths</svg:title>
          <svg:desc>16§display§\begin{bmatrix}
\phantom{-}6\\
-5
\end{bmatrix}§svg§600§FALSE§</svg:desc>
          <draw:polygon draw:style-name="gr10" draw:text-style-name="P8" draw:layer="layout" svg:width="1.115cm" svg:height="1.293cm" svg:x="13.953cm" svg:y="6.389cm" svg:viewBox="0 0 1116 1294" draw:points="558,1294 0,1294 0,0 1116,0 1116,1294">
            <text:p/>
          </draw:polygon>
          <draw:polygon draw:style-name="gr13" draw:text-style-name="P10" draw:layer="layout" svg:width="0.149cm" svg:height="1.349cm" svg:x="14.066cm" svg:y="6.361cm" svg:viewBox="0 0 150 1350" draw:points="0,1350 150,1350 150,1319 31,1319 31,31 150,31 150,0 0,0">
            <text:p/>
          </draw:polygon>
          <draw:path draw:style-name="gr13" draw:text-style-name="P10" draw:layer="layout" svg:width="0.233cm" svg:height="0.387cm" svg:x="14.682cm" svg:y="6.458cm" svg:viewBox="0 0 234 388" svg:d="M51 191v-14c0-142 71-163 99-163 14 0 37 4 50 23-9 0-31 0-31 24 0 18 13 27 26 27 8 0 25-5 25-27 0-34-24-61-72-61-71 0-148 73-148 197 0 151 65 191 118 191 62 0 116-53 116-127 0-72-50-127-112-127-39 0-59 30-71 57zM118 372c-36 0-53-34-55-42-11-27-11-72-11-82 0-43 18-101 70-101 9 0 34 0 52 36 10 20 10 50 10 77s0 55-10 75c-17 35-43 37-56 37z">
            <text:p/>
          </draw:path>
          <draw:path draw:style-name="gr13" draw:text-style-name="P10" draw:layer="layout" svg:width="0.343cm" svg:height="0.023cm" svg:x="14.268cm" svg:y="7.357cm" svg:viewBox="0 0 344 24" svg:d="M325 24c9 0 19 0 19-12s-10-12-19-12h-306c-9 0-19 0-19 12s10 12 19 12z">
            <text:p/>
          </draw:path>
          <draw:path draw:style-name="gr13" draw:text-style-name="P10" draw:layer="layout" svg:width="0.224cm" svg:height="0.387cm" svg:x="14.688cm" svg:y="7.134cm" svg:viewBox="0 0 225 388" svg:d="M225 262c0-66-46-124-107-124-27 0-51 9-72 30v-110c12 3 31 7 49 7 69 0 108-51 108-59 0-3-1-6-5-6-1 0-2 0-5 1-11 5-38 17-77 17-23 0-48-4-75-15-4-3-5-3-6-3-6 0-6 5-6 14v166c0 11 0 16 8 16 4 0 5-1 7-5 6-9 28-40 72-40 30 0 44 26 49 36 9 22 10 43 10 71 0 20 0 54-14 77-13 22-34 37-60 37-41 0-73-29-83-62 1 0 4 0 10 0 18 0 28-14 28-27 0-14-10-28-28-28-9 0-28 3-28 30 0 49 38 103 102 103 66 0 123-54 123-126z">
            <text:p/>
          </draw:path>
          <draw:polygon draw:style-name="gr13" draw:text-style-name="P10" draw:layer="layout" svg:width="0.149cm" svg:height="1.349cm" svg:x="14.947cm" svg:y="6.361cm" svg:viewBox="0 0 150 1350" draw:points="118,1319 0,1319 0,1350 150,1350 150,0 0,0 0,31 118,31">
            <text:p/>
          </draw:polygon>
        </draw:g>
        <draw:g>
          <svg:title>TexMaths</svg:title>
          <svg:desc>14§display§61§svg§600§FALSE§</svg:desc>
          <draw:polygon draw:style-name="gr10" draw:text-style-name="P8" draw:layer="layout" svg:width="0.404cm" svg:height="0.289cm" svg:x="19.546cm" svg:y="7.217cm" svg:viewBox="0 0 405 290" draw:points="202,290 0,290 0,0 405,0 405,290">
            <text:p/>
          </draw:polygon>
          <draw:path draw:style-name="gr13" draw:text-style-name="P10" draw:layer="layout" svg:width="0.204cm" svg:height="0.338cm" svg:x="19.542cm" svg:y="7.192cm" svg:viewBox="0 0 205 339" svg:d="M45 167v-13c0-124 62-142 86-142 13 0 33 4 44 20-8 0-27 0-27 22 0 15 11 23 22 23 8 0 23-4 23-23 0-31-21-54-63-54-63 0-130 64-130 172 0 132 57 167 103 167 55 0 102-46 102-111 0-62-44-111-98-111-34 0-52 26-62 50zM103 326c-31 0-46-31-48-37-9-24-9-63-9-72 0-38 16-88 61-88 7 0 30 0 46 31 8 18 8 44 8 67 0 24 0 48-8 66-15 30-39 33-50 33z">
            <text:p/>
          </draw:path>
          <draw:path draw:style-name="gr13" draw:text-style-name="P10" draw:layer="layout" svg:width="0.163cm" svg:height="0.328cm" svg:x="19.812cm" svg:y="7.192cm" svg:viewBox="0 0 164 329" svg:d="M102 12c0-11 0-12-11-12-32 31-75 31-91 31v16c10 0 39 0 65-13v256c0 18-1 23-46 23h-16v16c17-2 61-2 80-2 20 0 63 0 81 2v-16h-16c-45 0-46-5-46-23z">
            <text:p/>
          </draw:path>
        </draw:g>
        <draw:g>
          <svg:title>TexMaths</svg:title>
          <svg:desc>16§display§\color{red}
\begin{bmatrix}
\phantom{-}12\\
-10
\end{bmatrix}§svg§600§FALSE§</svg:desc>
          <draw:polygon draw:style-name="gr10" draw:text-style-name="P8" draw:layer="layout" svg:width="1.396cm" svg:height="1.293cm" svg:x="13.655cm" svg:y="8.294cm" svg:viewBox="0 0 1397 1294" draw:points="699,1294 0,1294 0,0 1397,0 1397,1294">
            <text:p/>
          </draw:polygon>
          <draw:polygon draw:style-name="gr11" draw:text-style-name="P9" draw:layer="layout" svg:width="0.149cm" svg:height="1.349cm" svg:x="13.768cm" svg:y="8.266cm" svg:viewBox="0 0 150 1350" draw:points="0,1350 150,1350 150,1319 31,1319 31,31 150,31 150,0 0,0">
            <text:p/>
          </draw:polygon>
          <draw:path draw:style-name="gr11" draw:text-style-name="P9" draw:layer="layout" svg:width="0.186cm" svg:height="0.375cm" svg:x="14.412cm" svg:y="8.363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24cm" svg:height="0.375cm" svg:x="14.67cm" svg:y="8.363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11" draw:text-style-name="P9" draw:layer="layout" svg:width="0.343cm" svg:height="0.023cm" svg:x="13.97cm" svg:y="9.262cm" svg:viewBox="0 0 344 24" svg:d="M325 24c9 0 19 0 19-12s-10-12-19-12h-306c-9 0-19 0-19 12s10 12 19 12z">
            <text:p/>
          </draw:path>
          <draw:path draw:style-name="gr11" draw:text-style-name="P9" draw:layer="layout" svg:width="0.186cm" svg:height="0.375cm" svg:x="14.412cm" svg:y="9.039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37cm" svg:height="0.387cm" svg:x="14.664cm" svg:y="9.039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olygon draw:style-name="gr11" draw:text-style-name="P9" draw:layer="layout" svg:width="0.149cm" svg:height="1.349cm" svg:x="14.931cm" svg:y="8.266cm" svg:viewBox="0 0 150 1350" draw:points="118,1319 0,1319 0,1350 150,1350 150,0 0,0 0,31 118,31">
            <text:p/>
          </draw:polygon>
        </draw:g>
        <draw:g>
          <svg:title>TexMaths</svg:title>
          <svg:desc>16§display§\color{red}
\begin{bmatrix}
\phantom{-}12\\
-10
\end{bmatrix}§svg§600§FALSE§</svg:desc>
          <draw:polygon draw:style-name="gr10" draw:text-style-name="P8" draw:layer="layout" svg:width="1.396cm" svg:height="1.293cm" svg:x="7.194cm" svg:y="11.469cm" svg:viewBox="0 0 1397 1294" draw:points="699,1294 0,1294 0,0 1397,0 1397,1294">
            <text:p/>
          </draw:polygon>
          <draw:polygon draw:style-name="gr11" draw:text-style-name="P9" draw:layer="layout" svg:width="0.149cm" svg:height="1.349cm" svg:x="7.307cm" svg:y="11.441cm" svg:viewBox="0 0 150 1350" draw:points="0,1350 150,1350 150,1319 31,1319 31,31 150,31 150,0 0,0">
            <text:p/>
          </draw:polygon>
          <draw:path draw:style-name="gr11" draw:text-style-name="P9" draw:layer="layout" svg:width="0.186cm" svg:height="0.375cm" svg:x="7.951cm" svg:y="11.538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24cm" svg:height="0.375cm" svg:x="8.209cm" svg:y="11.53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11" draw:text-style-name="P9" draw:layer="layout" svg:width="0.343cm" svg:height="0.023cm" svg:x="7.509cm" svg:y="12.437cm" svg:viewBox="0 0 344 24" svg:d="M325 24c9 0 19 0 19-12s-10-12-19-12h-306c-9 0-19 0-19 12s10 12 19 12z">
            <text:p/>
          </draw:path>
          <draw:path draw:style-name="gr11" draw:text-style-name="P9" draw:layer="layout" svg:width="0.186cm" svg:height="0.375cm" svg:x="7.951cm" svg:y="12.214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37cm" svg:height="0.387cm" svg:x="8.203cm" svg:y="12.214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olygon draw:style-name="gr11" draw:text-style-name="P9" draw:layer="layout" svg:width="0.149cm" svg:height="1.349cm" svg:x="8.47cm" svg:y="11.441cm" svg:viewBox="0 0 150 1350" draw:points="118,1319 0,1319 0,1350 150,1350 150,0 0,0 0,31 118,31">
            <text:p/>
          </draw:polygon>
        </draw:g>
        <draw:g>
          <svg:title>TexMaths</svg:title>
          <svg:desc>16§display§\color{red}
\begin{bmatrix}
\phantom{-}12\\
-10
\end{bmatrix}§svg§600§FALSE§</svg:desc>
          <draw:polygon draw:style-name="gr10" draw:text-style-name="P8" draw:layer="layout" svg:width="1.396cm" svg:height="1.293cm" svg:x="8.112cm" svg:y="4.912cm" svg:viewBox="0 0 1397 1294" draw:points="699,1294 0,1294 0,0 1397,0 1397,1294">
            <text:p/>
          </draw:polygon>
          <draw:polygon draw:style-name="gr11" draw:text-style-name="P9" draw:layer="layout" svg:width="0.149cm" svg:height="1.349cm" svg:x="8.225cm" svg:y="4.884cm" svg:viewBox="0 0 150 1350" draw:points="0,1350 150,1350 150,1319 31,1319 31,31 150,31 150,0 0,0">
            <text:p/>
          </draw:polygon>
          <draw:path draw:style-name="gr11" draw:text-style-name="P9" draw:layer="layout" svg:width="0.186cm" svg:height="0.375cm" svg:x="8.869cm" svg:y="4.981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24cm" svg:height="0.375cm" svg:x="9.127cm" svg:y="4.981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11" draw:text-style-name="P9" draw:layer="layout" svg:width="0.343cm" svg:height="0.023cm" svg:x="8.427cm" svg:y="5.88cm" svg:viewBox="0 0 344 24" svg:d="M325 24c9 0 19 0 19-12s-10-12-19-12h-306c-9 0-19 0-19 12s10 12 19 12z">
            <text:p/>
          </draw:path>
          <draw:path draw:style-name="gr11" draw:text-style-name="P9" draw:layer="layout" svg:width="0.186cm" svg:height="0.375cm" svg:x="8.869cm" svg:y="5.657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37cm" svg:height="0.387cm" svg:x="9.121cm" svg:y="5.657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olygon draw:style-name="gr11" draw:text-style-name="P9" draw:layer="layout" svg:width="0.149cm" svg:height="1.349cm" svg:x="9.388cm" svg:y="4.884cm" svg:viewBox="0 0 150 1350" draw:points="118,1319 0,1319 0,1350 150,1350 150,0 0,0 0,31 118,31">
            <text:p/>
          </draw:polygon>
        </draw:g>
        <draw:g>
          <svg:title>TexMaths</svg:title>
          <svg:desc>16§display§\color{red}
\begin{bmatrix}
-12\\
\phantom{-}10
\end{bmatrix}§svg§600§FALSE§</svg:desc>
          <draw:polygon draw:style-name="gr10" draw:text-style-name="P8" draw:layer="layout" svg:width="1.396cm" svg:height="1.293cm" svg:x="1.762cm" svg:y="11.469cm" svg:viewBox="0 0 1397 1294" draw:points="699,1294 0,1294 0,0 1397,0 1397,1294">
            <text:p/>
          </draw:polygon>
          <draw:polygon draw:style-name="gr11" draw:text-style-name="P9" draw:layer="layout" svg:width="0.149cm" svg:height="1.349cm" svg:x="1.875cm" svg:y="11.441cm" svg:viewBox="0 0 150 1350" draw:points="0,1350 150,1350 150,1319 31,1319 31,31 150,31 150,0 0,0">
            <text:p/>
          </draw:polygon>
          <draw:path draw:style-name="gr11" draw:text-style-name="P9" draw:layer="layout" svg:width="0.343cm" svg:height="0.023cm" svg:x="2.077cm" svg:y="11.761cm" svg:viewBox="0 0 344 24" svg:d="M325 24c9 0 19 0 19-12s-10-12-19-12h-306c-9 0-19 0-19 12s10 12 19 12z">
            <text:p/>
          </draw:path>
          <draw:path draw:style-name="gr11" draw:text-style-name="P9" draw:layer="layout" svg:width="0.186cm" svg:height="0.375cm" svg:x="2.519cm" svg:y="11.538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24cm" svg:height="0.375cm" svg:x="2.777cm" svg:y="11.53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11" draw:text-style-name="P9" draw:layer="layout" svg:width="0.186cm" svg:height="0.375cm" svg:x="2.519cm" svg:y="12.214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37cm" svg:height="0.387cm" svg:x="2.771cm" svg:y="12.214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olygon draw:style-name="gr11" draw:text-style-name="P9" draw:layer="layout" svg:width="0.149cm" svg:height="1.349cm" svg:x="3.038cm" svg:y="11.441cm" svg:viewBox="0 0 150 1350" draw:points="118,1319 0,1319 0,1350 150,1350 150,0 0,0 0,31 118,31">
            <text:p/>
          </draw:polygon>
        </draw:g>
        <draw:g>
          <svg:title>TexMaths</svg:title>
          <svg:desc>16§display§\color{red}
\begin{bmatrix}
\phantom{-}12 &amp; \phantom{-}24\\
-10 &amp; -20
\end{bmatrix}§svg§600§FALSE§</svg:desc>
          <draw:polygon draw:style-name="gr10" draw:text-style-name="P8" draw:layer="layout" svg:width="2.958cm" svg:height="1.293cm" svg:x="1.763cm" svg:y="2.753cm" svg:viewBox="0 0 2959 1294" draw:points="1479,1294 0,1294 0,0 2959,0 2959,1294">
            <text:p/>
          </draw:polygon>
          <draw:polygon draw:style-name="gr11" draw:text-style-name="P9" draw:layer="layout" svg:width="0.149cm" svg:height="1.349cm" svg:x="1.876cm" svg:y="2.725cm" svg:viewBox="0 0 150 1350" draw:points="0,1350 150,1350 150,1319 31,1319 31,31 150,31 150,0 0,0">
            <text:p/>
          </draw:polygon>
          <draw:path draw:style-name="gr11" draw:text-style-name="P9" draw:layer="layout" svg:width="0.186cm" svg:height="0.375cm" svg:x="2.519cm" svg:y="2.822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24cm" svg:height="0.375cm" svg:x="2.778cm" svg:y="2.822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11" draw:text-style-name="P9" draw:layer="layout" svg:width="0.224cm" svg:height="0.375cm" svg:x="4.059cm" svg:y="2.822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11" draw:text-style-name="P9" draw:layer="layout" svg:width="0.25cm" svg:height="0.38cm" svg:x="4.328cm" svg:y="2.817cm" svg:viewBox="0 0 251 381" svg:d="M150 289v49c0 20 0 27-42 27h-12v16c23-1 52-1 75-1 25 0 54 0 77 1v-16h-11c-42 0-44-7-44-27v-49h58v-18h-58v-257c0-10 0-14-9-14-5 0-6 0-10 6l-174 265v18zM154 271h-139l139-210z">
            <text:p/>
          </draw:path>
          <draw:path draw:style-name="gr11" draw:text-style-name="P9" draw:layer="layout" svg:width="0.343cm" svg:height="0.023cm" svg:x="2.078cm" svg:y="3.721cm" svg:viewBox="0 0 344 24" svg:d="M325 24c9 0 19 0 19-12s-10-12-19-12h-306c-9 0-19 0-19 12s10 12 19 12z">
            <text:p/>
          </draw:path>
          <draw:path draw:style-name="gr11" draw:text-style-name="P9" draw:layer="layout" svg:width="0.186cm" svg:height="0.375cm" svg:x="2.519cm" svg:y="3.498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37cm" svg:height="0.387cm" svg:x="2.771cm" svg:y="3.498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7-7 53-39 71-65 71z">
            <text:p/>
          </draw:path>
          <draw:path draw:style-name="gr11" draw:text-style-name="P9" draw:layer="layout" svg:width="0.343cm" svg:height="0.023cm" svg:x="3.64cm" svg:y="3.721cm" svg:viewBox="0 0 344 24" svg:d="M325 24c9 0 19 0 19-12s-10-12-19-12h-306c-9 0-19 0-19 12s10 12 19 12z">
            <text:p/>
          </draw:path>
          <draw:path draw:style-name="gr11" draw:text-style-name="P9" draw:layer="layout" svg:width="0.224cm" svg:height="0.375cm" svg:x="4.059cm" svg:y="3.4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11" draw:text-style-name="P9" draw:layer="layout" svg:width="0.237cm" svg:height="0.387cm" svg:x="4.334cm" svg:y="3.498cm" svg:viewBox="0 0 238 388" svg:d="M238 196c0-46-3-91-23-133-26-54-72-63-96-63-33 0-75 14-99 67-17 39-20 83-20 129 0 42 3 92 26 135 24 45 65 57 93 57 31 0 73-12 99-66 17-38 20-83 20-126zM119 376c-22 0-56-14-65-69-7-33-7-86-7-119 0-36 0-73 4-104 12-66 54-71 68-71 18 0 56 10 67 65 5 32 5 74 5 110 0 42 0 81-7 117-7 53-39 71-65 71z">
            <text:p/>
          </draw:path>
          <draw:polygon draw:style-name="gr11" draw:text-style-name="P9" draw:layer="layout" svg:width="0.149cm" svg:height="1.349cm" svg:x="4.6cm" svg:y="2.725cm" svg:viewBox="0 0 150 1350" draw:points="118,1319 0,1319 0,1350 150,1350 150,0 0,0 0,31 118,31">
            <text:p/>
          </draw:polygon>
        </draw:g>
        <draw:g>
          <svg:title>TexMaths</svg:title>
          <svg:desc>16§display§\color{red}
\begin{bmatrix}
-18\\
\phantom{-}64
\end{bmatrix}§svg§600§FALSE§</svg:desc>
          <draw:polygon draw:style-name="gr10" draw:text-style-name="P8" draw:layer="layout" svg:width="1.396cm" svg:height="1.293cm" svg:x="1.89cm" svg:y="6.897cm" svg:viewBox="0 0 1397 1294" draw:points="699,1294 0,1294 0,0 1397,0 1397,1294">
            <text:p/>
          </draw:polygon>
          <draw:polygon draw:style-name="gr11" draw:text-style-name="P9" draw:layer="layout" svg:width="0.149cm" svg:height="1.349cm" svg:x="2.003cm" svg:y="6.869cm" svg:viewBox="0 0 150 1350" draw:points="0,1350 150,1350 150,1319 31,1319 31,31 150,31 150,0 0,0">
            <text:p/>
          </draw:polygon>
          <draw:path draw:style-name="gr11" draw:text-style-name="P9" draw:layer="layout" svg:width="0.343cm" svg:height="0.023cm" svg:x="2.205cm" svg:y="7.189cm" svg:viewBox="0 0 344 24" svg:d="M325 24c9 0 19 0 19-12s-10-12-19-12h-306c-9 0-19 0-19 12s10 12 19 12z">
            <text:p/>
          </draw:path>
          <draw:path draw:style-name="gr11" draw:text-style-name="P9" draw:layer="layout" svg:width="0.186cm" svg:height="0.375cm" svg:x="2.647cm" svg:y="6.966cm" svg:viewBox="0 0 187 376" svg:d="M116 14c0-13 0-14-12-14-36 36-86 36-104 36v18c12 0 45 0 74-16v293c0 21-1 27-52 27h-18v18c19-2 69-2 91-2 23 0 71 0 92 2v-18h-18c-51 0-53-6-53-27z">
            <text:p/>
          </draw:path>
          <draw:path draw:style-name="gr11" draw:text-style-name="P9" draw:layer="layout" svg:width="0.233cm" svg:height="0.387cm" svg:x="2.901cm" svg:y="6.966cm" svg:viewBox="0 0 234 388" svg:d="M68 118c-26-17-28-36-28-46 0-34 37-58 76-58 43 0 79 30 79 70 0 32-22 59-57 79zM151 171c41-20 68-49 68-87 0-52-50-84-101-84-57 0-103 42-103 95 0 10 2 34 25 61 6 7 28 21 42 31-33 16-82 47-82 103 0 61 58 98 116 98 64 0 118-46 118-106 0-21-6-47-27-71-11-11-20-16-56-40zM95 196l69 43c15 11 42 27 42 62 0 42-42 71-88 71-49 0-90-34-90-82 0-33 18-69 67-94z">
            <text:p/>
          </draw:path>
          <draw:path draw:style-name="gr11" draw:text-style-name="P9" draw:layer="layout" svg:width="0.233cm" svg:height="0.387cm" svg:x="2.62cm" svg:y="7.642cm" svg:viewBox="0 0 234 388" svg:d="M51 191v-14c0-142 71-163 99-163 14 0 37 4 50 23-9 0-31 0-31 24 0 18 13 27 26 27 9 0 25-5 25-27 0-34-24-61-72-61-71 0-148 73-148 197 0 151 65 191 118 191 62 0 116-53 116-127 0-72-50-127-112-127-39 0-59 30-71 57zM118 372c-36 0-53-34-55-42-11-27-11-72-11-82 0-43 18-101 70-101 9 0 34 0 52 36 10 20 10 50 10 77s0 55-10 75c-17 35-43 37-56 37z">
            <text:p/>
          </draw:path>
          <draw:path draw:style-name="gr11" draw:text-style-name="P9" draw:layer="layout" svg:width="0.25cm" svg:height="0.38cm" svg:x="2.894cm" svg:y="7.635cm" svg:viewBox="0 0 251 381" svg:d="M150 289v49c0 20 0 27-42 27h-12v16c23-1 52-1 76-1s53 0 76 1v-16h-11c-42 0-44-7-44-27v-49h58v-18h-58v-257c0-10 0-14-9-14-5 0-6 0-10 6l-174 265v18zM154 271h-139l139-210z">
            <text:p/>
          </draw:path>
          <draw:polygon draw:style-name="gr11" draw:text-style-name="P9" draw:layer="layout" svg:width="0.149cm" svg:height="1.349cm" svg:x="3.166cm" svg:y="6.869cm" svg:viewBox="0 0 150 1350" draw:points="118,1319 0,1319 0,1350 150,1350 150,0 0,0 0,31 118,3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Haschke</meta:initial-creator>
    <meta:creation-date>2020-06-05T11:09:52.974888553</meta:creation-date>
    <dc:date>2020-06-05T11:23:47.606886986</dc:date>
    <dc:creator>Robert Haschke</dc:creator>
    <meta:editing-duration>PT12M48S</meta:editing-duration>
    <meta:editing-cycles>2</meta:editing-cycles>
    <meta:generator>LibreOffice/6.0.7.3$Linux_X86_64 LibreOffice_project/00m0$Build-3</meta:generator>
    <meta:document-statistic meta:object-count="133"/>
  </office:meta>
</office:document-meta>
</file>